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2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4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5" style:family="text">
      <style:text-properties fo:color="#0000ff"/>
    </style:style>
    <style:style style:name="T6" style:family="text">
      <style:text-properties fo:color="#09885a"/>
    </style:style>
    <style:style style:name="T7" style:family="text">
      <style:text-properties fo:color="#a31515"/>
    </style:style>
    <style:style style:name="T8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1"><text:line-break/><text:line-break/></text:span><text:span text:style-name="T2">Pig Tail<text:line-break/></text:span><text:span text:style-name="T4">function</text:span><text:span text:style-name="T3"> translatePigLatin(str) {</text:span></text:p>
      <text:p text:style-name="P2"><text:span text:style-name="T5"><text:s text:c="2"/>var</text:span> regexVowels = /[aeiou]/;</text:p>
      <text:p text:style-name="P2"><text:span text:style-name="T5"><text:s text:c="2"/>var</text:span> regex = /^([bcdfghjklmnpqrstvwxyz])*/g;</text:p>
      <text:p text:style-name="P2"><text:span text:style-name="T5"><text:s text:c="2"/>if</text:span> (str[<text:span text:style-name="T6">0</text:span>].match(regexVowels))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way'</text:span>));</text:p>
      <text:p text:style-name="P2"><text:span text:style-name="T5"><text:s text:c="4"/>return</text:span> newStr;</text:p>
      <text:p text:style-name="P2"><text:s text:c="2"/>} </text:p>
      <text:p text:style-name="P2"><text:span text:style-name="T5"><text:s text:c="2"/>else</text:span>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ay'</text:span>));</text:p>
      <text:p text:style-name="P2"><text:span text:style-name="T5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7">"consonant"</text:span>);</text:p>
      <text:p text:style-name="P2"/>
      <text:p text:style-name="P2"/>
      <text:p text:style-name="P3">Search and Replace</text:p>
      <text:p text:style-name="P2"><text:span text:style-name="T5">function</text:span> myReplace(str, before, after) {</text:p>
      <text:p text:style-name="P2"><text:span text:style-name="T5"><text:s text:c="2"/>function</text:span> firstLetterCase(before, after) {</text:p>
      <text:p text:style-name="P2"><text:span text:style-name="T5"><text:s text:c="4"/>var</text:span> befArr = before.split(<text:span text:style-name="T7">''</text:span>);</text:p>
      <text:p text:style-name="P2"><text:span text:style-name="T5"><text:s text:c="4"/>var</text:span> aftArr = after.split(<text:span text:style-name="T7">''</text:span>);</text:p>
      <text:p text:style-name="P2"><text:span text:style-name="T5"><text:s text:c="4"/>if</text:span> (befArr[<text:span text:style-name="T6">0</text:span>] == befArr[<text:span text:style-name="T6">0</text:span>].toUpperCase()) {</text:p>
      <text:p text:style-name="P2"><text:span text:style-name="T5"><text:s text:c="6"/>var</text:span> upper = aftArr[<text:span text:style-name="T6">0</text:span>].toUpperCase();</text:p>
      <text:p text:style-name="P2"><text:span text:style-name="T5"><text:s text:c="6"/></text:span>aftArr.splice(<text:span text:style-name="T6">0</text:span>,<text:span text:style-name="T6">1</text:span>, upper).join(<text:span text:style-name="T7">','</text:span>); </text:p>
      <text:p text:style-name="P2"><text:span text:style-name="T5"><text:s text:c="4"/></text:span>} </text:p>
      <text:p text:style-name="P2"><text:span text:style-name="T5"><text:s text:c="4"/>else</text:span> <text:span text:style-name="T5">if</text:span> (befArr[<text:span text:style-name="T6">0</text:span>] == befArr[<text:span text:style-name="T6">0</text:span>].toLowerCase()) {</text:p>
      <text:p text:style-name="P2"><text:span text:style-name="T5"><text:s text:c="6"/>var</text:span> lower = aftArr[<text:span text:style-name="T6">0</text:span>].toLowerCase(); </text:p>
      <text:p text:style-name="P2"><text:span text:style-name="T5"><text:s text:c="6"/></text:span>aftArr.splice(<text:span text:style-name="T6">0</text:span>,<text:span text:style-name="T6">1</text:span>, lower).join(<text:span text:style-name="T7">','</text:span>);</text:p>
      <text:p text:style-name="P2"><text:span text:style-name="T5"><text:s text:c="4"/></text:span>}</text:p>
      <text:p text:style-name="P2"><text:span text:style-name="T5"><text:s text:c="4"/>return</text:span> aftArr.join(<text:span text:style-name="T7">''</text:span>);</text:p>
      <text:p text:style-name="P2"><text:s text:c="2"/>} </text:p>
      <text:p text:style-name="P1"/>
      <text:p text:style-name="P2"><text:span text:style-name="T5"><text:s text:c="2"/>var</text:span> arr = str.split(<text:span text:style-name="T7">' '</text:span>);</text:p>
      <text:p text:style-name="P2"><text:span text:style-name="T5"><text:s text:c="2"/>var</text:span> index = arr.indexOf(before);</text:p>
      <text:p text:style-name="P2"><text:s text:c="2"/>arr.splice(index, <text:span text:style-name="T6">1</text:span>, firstLetterCase(before, after));</text:p>
      <text:p text:style-name="P2"><text:span text:style-name="T5"><text:s text:c="2"/>var</text:span> newStr = arr.join(<text:span text:style-name="T7">' '</text:span>);</text:p>
      <text:p text:style-name="P2"><text:soft-page-break/><text:span text:style-name="T5"><text:s text:c="2"/>return</text:span> newStr;</text:p>
      <text:p text:style-name="P2">}</text:p>
      <text:p text:style-name="P1"/>
      <text:p text:style-name="P2">myReplace(<text:span text:style-name="T7">"A quick brown fox jumped over the lazy dog"</text:span>, <text:span text:style-name="T7">"jumped"</text:span>, <text:span text:style-name="T7">"leaped"</text:span>);</text:p>
      <text:p text:style-name="P2"/>
      <text:p text:style-name="P2"/>
      <text:p text:style-name="P2"/>
      <text:p text:style-name="P1"><text:span text:style-name="T8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9">https://learn.freecodecamp.org/javascript-algorithms-and-data-structures/intermediate-algorithm-scripting/dna-pairing</text:span></text:a><text:span text:style-name="T9"> </text:span></text:p>
      <text:p text:style-name="P2"><text:span text:style-name="T5">function</text:span> pairElement(str) {</text:p>
      <text:p text:style-name="P2"><text:span text:style-name="T5"><text:s text:c="2"/>var</text:span> result = [];</text:p>
      <text:p text:style-name="P2"><text:span text:style-name="T5"><text:s text:c="2"/>let</text:span> arr = str.split(<text:span text:style-name="T7">''</text:span>);</text:p>
      <text:p text:style-name="P2"><text:span text:style-name="T5"><text:line-break/> <text:s/>for</text:span> (<text:span text:style-name="T5">var</text:span> i = <text:span text:style-name="T6">0</text:span>; i &lt; arr.length; i++) {</text:p>
      <text:p text:style-name="P2"><text:s text:c="4"/>result.push(arr.slice(i, i + <text:span text:style-name="T6">1</text:span>));</text:p>
      <text:p text:style-name="P1"/>
      <text:p text:style-name="P2"><text:span text:style-name="T5"><text:s text:c="4"/>if</text:span> (result[i][<text:span text:style-name="T6">0</text:span>] == <text:span text:style-name="T7">'A'</text:span>) {</text:p>
      <text:p text:style-name="P2"><text:tab/>result[i].push(<text:span text:style-name="T7">'T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T'</text:span>) {</text:p>
      <text:p text:style-name="P2"><text:tab/>result[i].push(<text:span text:style-name="T7">'A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C'</text:span>) {</text:p>
      <text:p text:style-name="P2"><text:tab/>result[i].push(<text:span text:style-name="T7">'G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G'</text:span>) {</text:p>
      <text:p text:style-name="P2"><text:tab/>result[i].push(<text:span text:style-name="T7">'C'</text:span>);</text:p>
      <text:p text:style-name="P2"><text:s text:c="4"/>}</text:p>
      <text:p text:style-name="P2"><text:s text:c="2"/>}</text:p>
      <text:p text:style-name="P2"><text:span text:style-name="T5"><text:s text:c="2"/>return</text:span> result;</text:p>
      <text:p text:style-name="P2">}</text:p>
      <text:p text:style-name="P1"/>
      <text:p text:style-name="P2">pairElement(<text:span text:style-name="T7">"GCG"</text:span>);</text:p>
      <text:p text:style-name="P2"/>
      <text:p text:style-name="P2"/>
      <text:p text:style-name="P3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5">function</text:span> uniteUnique(arr) {</text:p>
      <text:p text:style-name="P2"><text:span text:style-name="T5">var</text:span> args = arguments;</text:p>
      <text:p text:style-name="P2"><text:span text:style-name="T5">var</text:span> argsArray = [];</text:p>
      <text:p text:style-name="P2"><text:span text:style-name="T5">for</text:span> (<text:span text:style-name="T5">var</text:span> i = <text:span text:style-name="T6">0</text:span>; i &lt; arguments.length; i++) {</text:p>
      <text:p text:style-name="P2">argsArray.push(args[i]); </text:p>
      <text:p text:style-name="P2">}</text:p>
      <text:p text:style-name="P1"/>
      <text:p text:style-name="P2"><text:span text:style-name="T5">var</text:span> concatArray = argsArray.reduce((a, b) =&gt; [...a,...b], []);</text:p>
      <text:p text:style-name="P2"><text:soft-page-break/><text:span text:style-name="T5">var</text:span> result = concatArray.filter((num, index, result) =&gt; concatArray.indexOf(num) == index);</text:p>
      <text:p text:style-name="P2"><text:span text:style-name="T5">return</text:span> result;</text:p>
      <text:p text:style-name="P2">}</text:p>
      <text:p text:style-name="P1"/>
      <text:p text:style-name="P2">uniteUnique([<text:span text:style-name="T6">1</text:span>, <text:span text:style-name="T6">3</text:span>, <text:span text:style-name="T6">2</text:span>], [<text:span text:style-name="T6">5</text:span>, <text:span text:style-name="T6">2</text:span>, <text:span text:style-name="T6">1</text:span>, <text:span text:style-name="T6">4</text:span>], [<text:span text:style-name="T6">2</text:span>, <text:span text:style-name="T6">1</text:span>]);</text:p>
      <text:p text:style-name="P2"/>
      <text:p text:style-name="P2"/>
      <text:p text:style-name="P1"><text:span text:style-name="T8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0">st</text:span> solution</text:p>
      <text:p text:style-name="P2"><text:span text:style-name="T5">function</text:span> convertHTML(str) {</text:p>
      <text:p text:style-name="P2"><text:span text:style-name="T5">var</text:span> arr = str.split(<text:span text:style-name="T7">''</text:span>);</text:p>
      <text:p text:style-name="P2"><text:span text:style-name="T5">for</text:span> (<text:span text:style-name="T5">var</text:span> i = <text:span text:style-name="T6">0</text:span>; i &lt; arr.length; i++) {</text:p>
      <text:p text:style-name="P2"><text:span text:style-name="T5">switch</text:span> (arr[i]) {</text:p>
      <text:p text:style-name="P2"><text:span text:style-name="T5">case</text:span> <text:span text:style-name="T7">'&amp;'</text:span> :</text:p>
      <text:p text:style-name="P2">arr[i] = <text:span text:style-name="T7">'&amp;amp;'</text:span></text:p>
      <text:p text:style-name="P2"><text:span text:style-name="T5">break</text:span>;</text:p>
      <text:p text:style-name="P2"><text:span text:style-name="T5">case</text:span> <text:span text:style-name="T7">'&lt;'</text:span> :</text:p>
      <text:p text:style-name="P2">arr[i] = <text:span text:style-name="T7">'&amp;lt;'</text:span></text:p>
      <text:p text:style-name="P2"><text:span text:style-name="T5">break</text:span>;</text:p>
      <text:p text:style-name="P2"><text:span text:style-name="T5">case</text:span> <text:span text:style-name="T7">'&gt;'</text:span> :</text:p>
      <text:p text:style-name="P2">arr[i] = <text:span text:style-name="T7">'&amp;gt;'</text:span></text:p>
      <text:p text:style-name="P2"><text:span text:style-name="T5">break</text:span>;</text:p>
      <text:p text:style-name="P2"><text:span text:style-name="T5">case</text:span> <text:span text:style-name="T7">'"'</text:span> :</text:p>
      <text:p text:style-name="P2">arr[i] = <text:span text:style-name="T7">'&amp;quot;'</text:span></text:p>
      <text:p text:style-name="P2"><text:span text:style-name="T5">break</text:span>;</text:p>
      <text:p text:style-name="P2"><text:span text:style-name="T5">case</text:span> <text:span text:style-name="T7">'\''</text:span> :</text:p>
      <text:p text:style-name="P2">arr[i] = <text:span text:style-name="T7">'&amp;apos;'</text:span></text:p>
      <text:p text:style-name="P2"><text:span text:style-name="T5">break</text:span>;</text:p>
      <text:p text:style-name="P2"><text:span text:style-name="T5">case</text:span> <text:span text:style-name="T7">'&lt;&gt;'</text:span> :</text:p>
      <text:p text:style-name="P2">arr[i] = <text:span text:style-name="T7">'&amp;lt;&amp;gt;'</text:span></text:p>
      <text:p text:style-name="P2"><text:span text:style-name="T5">break</text:span>;</text:p>
      <text:p text:style-name="P2"><text:span text:style-name="T5">case</text:span> <text:span text:style-name="T7">'abc'</text:span> :</text:p>
      <text:p text:style-name="P2">arr[i] = <text:span text:style-name="T7">'abc'</text:span></text:p>
      <text:p text:style-name="P2"><text:span text:style-name="T5">break</text:span>;</text:p>
      <text:p text:style-name="P2">}</text:p>
      <text:p text:style-name="P2">}</text:p>
      <text:p text:style-name="P2"><text:span text:style-name="T5">return</text:span> arr.join(<text:span text:style-name="T7">''</text:span>);</text:p>
      <text:p text:style-name="P2">}</text:p>
      <text:p text:style-name="P1"/>
      <text:p text:style-name="P2">convertHTML(<text:span text:style-name="T7">"Dolce &amp; Gabbana"</text:span>);</text:p>
      <text:p text:style-name="P2"/>
      <text:p text:style-name="P2">2<text:span text:style-name="T10">nd</text:span> solution (works in Chrome; does not work in fcc because of /'/g )</text:p>
      <text:p text:style-name="P2"><text:span text:style-name="T5">function</text:span> convertHTML(str) {</text:p>
      <text:p text:style-name="P2"><text:span text:style-name="T5">return</text:span> ( </text:p>
      <text:p text:style-name="P2"><text:soft-page-break/>str.replace(/&amp;/g, <text:span text:style-name="T7">'&amp;amp;'</text:span>)</text:p>
      <text:p text:style-name="P2">.replace(/&lt;/g, <text:span text:style-name="T7">'&amp;lt;'</text:span>)</text:p>
      <text:p text:style-name="P2">.replace(/&gt;/g, <text:span text:style-name="T7">'&amp;gt;'</text:span>)</text:p>
      <text:p text:style-name="P2">.replace(/'/g, <text:span text:style-name="T7">'&amp;apos;'</text:span>)</text:p>
      <text:p text:style-name="P2">.replace(/&lt;&gt;/g, <text:span text:style-name="T7">'&amp;lt;&amp;gt;'</text:span>)</text:p>
      <text:p text:style-name="P2">.replace(/(abc)/g, <text:span text:style-name="T7">'abc'</text:span>)</text:p>
      <text:p text:style-name="P2">); </text:p>
      <text:p text:style-name="P2">}</text:p>
      <text:p text:style-name="P2"/>
      <text:p text:style-name="P2">3<text:span text:style-name="T10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2"/>
      <text:p text:style-name="P2"><text:span text:style-name="T9">Fibonacci Numbers</text:span></text:p>
      <text:p text:style-name="P2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11">https://learn.freecodecamp.org/javascript-algorithms-and-data-structures/intermediate-algorithm-scripting/sum-all-odd-fibonacci-numbers</text:span></text:a><text:span text:style-name="T11"> </text:span></text:p>
      <text:p text:style-name="P2"><text:span text:style-name="T5">function</text:span> sumFibs(num) {</text:p>
      <text:p text:style-name="P2"><text:span text:style-name="T5">let</text:span> fabi = [<text:span text:style-name="T6">1</text:span>,<text:span text:style-name="T6">1</text:span>];</text:p>
      <text:p text:style-name="P2"><text:span text:style-name="T5">while</text:span> (((fabi[fabi.length - <text:span text:style-name="T6">1</text:span>]) + (fabi[fabi.length -<text:span text:style-name="T6">2</text:span>]) &lt;= num)) {</text:p>
      <text:p text:style-name="P2">fabi.push(fabi[fabi.length -<text:span text:style-name="T6">1</text:span>] + fabi[fabi.length - <text:span text:style-name="T6">2</text:span>])</text:p>
      <text:p text:style-name="P2">} </text:p>
      <text:p text:style-name="P2"><text:span text:style-name="T5">let</text:span> oddFabis = fabi.filter(item =&gt; item % <text:span text:style-name="T6">2</text:span> != <text:span text:style-name="T6">0</text:span>);</text:p>
      <text:p text:style-name="P2"><text:span text:style-name="T5">return</text:span> oddFabis.reduce((a, b) =&gt; a + b);</text:p>
      <text:p text:style-name="P2">}</text:p>
      <text:p text:style-name="P1"/>
      <text:p text:style-name="P2">sumFibs(<text:span text:style-name="T6">4</text:span>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24T14:11:50.03</dc:date>
    <dc:creator>Mike Dietz</dc:creator>
    <meta:editing-duration>PT2H5M33S</meta:editing-duration>
    <meta:editing-cycles>11</meta:editing-cycles>
    <meta:generator>OpenOffice/4.1.2$Win32 OpenOffice.org_project/412m3$Build-9782</meta:generator>
    <meta:document-statistic meta:table-count="0" meta:image-count="0" meta:object-count="0" meta:page-count="4" meta:paragraph-count="131" meta:word-count="464" meta:character-count="3944"/>
  </office:meta>
</office:document-meta>
</file>